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padding="0cm" fo:border="none"/>
    </style:style>
    <style:style style:name="P2" style:family="paragraph" style:parent-style-name="Heading_20_3">
      <style:text-properties officeooo:rsid="000749c2" officeooo:paragraph-rsid="000749c2"/>
    </style:style>
    <style:style style:name="P3" style:family="paragraph" style:parent-style-name="Heading_20_3">
      <style:paragraph-properties style:writing-mode="lr-tb"/>
    </style:style>
    <style:style style:name="P4" style:family="paragraph" style:parent-style-name="Standard">
      <style:text-properties officeooo:rsid="0005c322" officeooo:paragraph-rsid="0005c322"/>
    </style:style>
    <style:style style:name="P5" style:family="paragraph" style:parent-style-name="Standard">
      <style:text-properties officeooo:paragraph-rsid="00072470"/>
    </style:style>
    <style:style style:name="P6" style:family="paragraph" style:parent-style-name="Standard">
      <style:text-properties officeooo:rsid="000749c2" officeooo:paragraph-rsid="000749c2"/>
    </style:style>
    <style:style style:name="P7" style:family="paragraph" style:parent-style-name="Text_20_body">
      <style:text-properties officeooo:rsid="0005c322" officeooo:paragraph-rsid="0005c322"/>
    </style:style>
    <style:style style:name="P8" style:family="paragraph" style:parent-style-name="Text_20_body">
      <style:text-properties fo:font-weight="normal"/>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text-properties officeooo:rsid="0007e10e" officeooo:paragraph-rsid="0007e10e"/>
    </style:style>
    <style:style style:name="P13" style:family="paragraph" style:parent-style-name="Text_20_body">
      <style:paragraph-properties fo:padding="0cm" fo:border="none"/>
    </style:style>
    <style:style style:name="P14" style:family="paragraph" style:parent-style-name="Text_20_body" style:list-style-name="L1">
      <style:paragraph-properties fo:padding="0cm" fo:border="none"/>
    </style:style>
    <style:style style:name="P15" style:family="paragraph" style:parent-style-name="Text_20_body" style:list-style-name="L2">
      <style:paragraph-properties fo:padding="0cm" fo:border="none"/>
    </style:style>
    <style:style style:name="P16" style:family="paragraph" style:parent-style-name="Text_20_body" style:list-style-name="L4">
      <style:paragraph-properties fo:margin-top="0cm" fo:margin-bottom="0cm" loext:contextual-spacing="false"/>
      <style:text-properties fo:font-weight="normal"/>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1">
      <style:paragraph-properties fo:margin-top="0cm" fo:margin-bottom="0cm" loext:contextual-spacing="false" fo:padding="0cm" fo:border="none"/>
    </style:style>
    <style:style style:name="P21" style:family="paragraph" style:parent-style-name="Text_20_body" style:list-style-name="L2">
      <style:paragraph-properties fo:margin-top="0cm" fo:margin-bottom="0cm" loext:contextual-spacing="false" fo:padding="0cm" fo:border="none"/>
    </style:style>
    <style:style style:name="P22" style:family="paragraph" style:parent-style-name="Text_20_body" style:list-style-name="L2">
      <style:paragraph-properties fo:margin-top="0cm" fo:margin-bottom="0cm" loext:contextual-spacing="false" fo:padding="0cm" fo:border="none"/>
      <style:text-properties officeooo:paragraph-rsid="000749c2"/>
    </style:style>
    <style:style style:name="P23" style:family="paragraph" style:parent-style-name="Text_20_body" style:list-style-name="L7">
      <style:paragraph-properties fo:margin-top="0cm" fo:margin-bottom="0cm" loext:contextual-spacing="false" style:writing-mode="lr-tb"/>
    </style:style>
    <style:style style:name="P24" style:family="paragraph" style:parent-style-name="Text_20_body" style:list-style-name="L8">
      <style:paragraph-properties fo:margin-top="0cm" fo:margin-bottom="0cm" loext:contextual-spacing="false" style:writing-mode="lr-tb"/>
    </style:style>
    <style:style style:name="P25" style:family="paragraph" style:parent-style-name="Text_20_body" style:list-style-name="L7">
      <style:paragraph-properties style:writing-mode="lr-tb"/>
    </style:style>
    <style:style style:name="P26" style:family="paragraph" style:parent-style-name="Text_20_body" style:list-style-name="L8">
      <style:paragraph-properties style:writing-mode="lr-tb"/>
    </style:style>
    <style:style style:name="T1" style:family="text">
      <style:text-properties officeooo:rsid="00072470"/>
    </style:style>
    <style:style style:name="T2" style:family="text">
      <style:text-properties fo:font-weight="normal"/>
    </style:style>
    <style:style style:name="T3" style:family="text">
      <style:text-properties fo:font-weight="normal" officeooo:rsid="00072470" style:font-weight-asian="normal" style:font-weight-complex="normal"/>
    </style:style>
    <style:style style:name="T4" style:family="text">
      <style:text-properties officeooo:rsid="000749c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FORTER MAKWEYA </text:p>
      <text:p text:style-name="P4"/>
      <text:p text:style-name="P4"/>
      <text:p text:style-name="P4">AGILE TECHNIQUE ASSESSMENT</text:p>
      <text:p text:style-name="P4"/>
      <text:p text:style-name="P4"/>
      <text:p text:style-name="P4">Techniques implemented in agile development:</text:p>
      <text:p text:style-name="P4"/>
      <text:p text:style-name="P5"><text:span text:style-name="T1">Scrum key features:</text:span></text:p>
      <text:p text:style-name="P5"><text:span text:style-name="Strong_20_Emphasis"/></text:p>
      <text:p text:style-name="P5"><text:span text:style-name="Strong_20_Emphasis"><text:span text:style-name="T1">1</text:span></text:span><text:span text:style-name="Strong_20_Emphasis"><text:span text:style-name="T3">. </text:span></text:span><text:span text:style-name="Strong_20_Emphasis">Better Visibilit</text:span><text:span text:style-name="Strong_20_Emphasis"><text:span text:style-name="T1">y</text:span></text:span></text:p>
      <text:p text:style-name="Text_20_body">2. <text:span text:style-name="Strong_20_Emphasis">High Transpa</text:span><text:span text:style-name="Strong_20_Emphasis"><text:span text:style-name="T1">r</text:span></text:span><text:span text:style-name="Strong_20_Emphasis">ency</text:span></text:p>
      <text:p text:style-name="Text_20_body">3. <text:span text:style-name="Strong_20_Emphasis">Allows Early Identification And Easy Resolution Of The I</text:span><text:span text:style-name="Strong_20_Emphasis"><text:span text:style-name="T1">ssue</text:span></text:span></text:p>
      <text:p text:style-name="Text_20_body">4. <text:span text:style-name="Strong_20_Emphasis">Exceptional Quality</text:span></text:p>
      <text:p text:style-name="Text_20_body">5. <text:span text:style-name="Strong_20_Emphasis">Inexpensive with continuous integration and Iterative releases</text:span></text:p>
      <text:p text:style-name="P5"/>
      <text:p text:style-name="P5"/>
      <text:p text:style-name="P5">Advantages of Agile SCRUM</text:p>
      <text:p text:style-name="P13">Agile scrum helps the company in saving time and money.</text:p>
      <text:list xml:id="list589904878" text:style-name="L1">
        <text:list-item>
          <text:p text:style-name="P20">Scrum methodology enables project’s where the business requirements documentation is hard to quantify to be successfully developed.</text:p>
        </text:list-item>
        <text:list-item>
          <text:p text:style-name="P20">Fast moving, cutting edge developments can be quickly coded and tested using this method, as a mistake can be easily rectified.</text:p>
        </text:list-item>
        <text:list-item>
          <text:p text:style-name="P20">It is a lightly controlled method which insists on frequent updating of the progress in work through regular meetings. Thus there is clear visibility of the project development.</text:p>
        </text:list-item>
        <text:list-item>
          <text:p text:style-name="P20">Like any other agile methodology, this is also iterative in nature. It requires continuous feedback from the user.</text:p>
        </text:list-item>
        <text:list-item>
          <text:p text:style-name="P20">Due to short sprints and constant feedback, it becomes easier to cope with the changes.</text:p>
        </text:list-item>
        <text:list-item>
          <text:p text:style-name="P20">Daily meetings make it possible to measure individual productivity. This leads to the improvement in the productivity of each of the team members.</text:p>
        </text:list-item>
        <text:list-item>
          <text:p text:style-name="P20">Issues are identified well in advance through the daily meetings and hence can be resolved in speedily</text:p>
        </text:list-item>
        <text:list-item>
          <text:p text:style-name="P20">It is easier to deliver a quality product in a scheduled time.</text:p>
        </text:list-item>
        <text:list-item>
          <text:p text:style-name="P20">Agile Scrum can work with any technology/ programming language but is particularly useful for fast moving web 2.0 or new media projects.</text:p>
        </text:list-item>
        <text:list-item>
          <text:p text:style-name="P14">The overhead cost in terms of process and management is minimal thus leading to a quicker, cheaper result.</text:p>
        </text:list-item>
      </text:list>
      <text:h text:style-name="P1" text:outline-level="2">Disadvantages of Agile SCRUM</text:h>
      <text:list xml:id="list1055435299" text:style-name="L2">
        <text:list-item>
          <text:p text:style-name="P21">Agile Scrum is one of the leading <text:a xlink:type="simple" xlink:href="http://www.my-project-management-expert.com/causes-of-scope-creep.html" text:style-name="Internet_20_link" text:visited-style-name="Visited_20_Internet_20_Link">causes of scope creep</text:a> because unless there is a definite end date, the project management stakeholders will be tempted to keep demanding that new functionality be delivered.</text:p>
        </text:list-item>
        <text:list-item>
          <text:p text:style-name="P21">If a task is not well defined, estimating project costs and time will not be accurate. In such a case, the task can be spread over several sprints.</text:p>
        </text:list-item>
        <text:list-item>
          <text:p text:style-name="P21"><text:soft-page-break/>If the team members are not committed, the project will either never complete or fail.</text:p>
        </text:list-item>
        <text:list-item>
          <text:p text:style-name="P21">It is good for small, fast moving projects as it works well only with small team.</text:p>
        </text:list-item>
        <text:list-item>
          <text:p text:style-name="P21">This methodology needs experienced team members only. If the team consists of people who are novices, the project cannot be completed in time.</text:p>
        </text:list-item>
        <text:list-item>
          <text:p text:style-name="P21">Scrum works well for project management when the Scrum Master trusts the team they are managing. If they practice too strict control over the team members, it can be extremely frustrating for them, leading to demoralization and the failure of the project.</text:p>
        </text:list-item>
        <text:list-item>
          <text:p text:style-name="P22">If any of the team members leave during a development it can have a huge inverse effect on Communication</text:p>
        </text:list-item>
      </text:list>
      <text:p text:style-name="P8">Some people compare software development with team sports activities where participants rely on each other and transfer knowledge from one to another. Extreme Programming highlights the importance of such communication using whiteboards and face to face discussion.</text:p>
      <text:p text:style-name="Text_20_body"> <text:span text:style-name="T4">Extreme Programming key features:</text:span></text:p>
      <text:h text:style-name="Heading_20_3" text:outline-level="3">Simplicity<text:span text:style-name="T2"> </text:span></text:h>
      <text:h text:style-name="Heading_20_3" text:outline-level="3">Feedback</text:h>
      <text:h text:style-name="Heading_20_3" text:outline-level="3">Courage</text:h>
      <text:h text:style-name="Heading_20_3" text:outline-level="3">Respect</text:h>
      <text:p text:style-name="Text_20_body"><text:span text:style-name="T2"/></text:p>
      <text:h text:style-name="Heading_20_2" text:outline-level="2">Advantages of Extreme Programming</text:h>
      <text:list xml:id="list2826094086" text:style-name="L4">
        <text:list-item>
          <text:p text:style-name="P17"><text:span text:style-name="T2">The main advantage of Extreme Programming is that this methodology allows software development companies to save costs and time required for project realization. Time savings are available because of the fact that XP focuses on the timely delivery of final products. Extreme Programming teams save lots of money because they don’t use too much documentation. They usually solve problems through discussions inside of the team.</text:span> </text:p>
        </text:list-item>
        <text:list-item>
          <text:p text:style-name="P17"><text:span text:style-name="T2">Simplicity is one more advantage of Extreme Programming projects. The developers who prefer to use this methodology create extremely simple code that can be improved at any moment.</text:span> </text:p>
        </text:list-item>
        <text:list-item>
          <text:p text:style-name="P17"><text:span text:style-name="T2">The whole process in XP is visible and accountable. Developers commit what they will accomplish and show progress.</text:span> </text:p>
        </text:list-item>
        <text:list-item>
          <text:p text:style-name="P16">Constant feedback is also the strong side. It is necessary to listen and make any changes needed in time. </text:p>
        </text:list-item>
        <text:list-item>
          <text:p text:style-name="P17"><text:span text:style-name="T2">XP assists to create software faster thanks to the regular testing at the development stage.</text:span> </text:p>
        </text:list-item>
        <text:list-item>
          <text:p text:style-name="P9"><text:span text:style-name="T2">Extreme Programming contributes increasing employee satisfaction and retention.</text:span> </text:p>
        </text:list-item>
      </text:list>
      <text:h text:style-name="Heading_20_2" text:outline-level="2">Extreme Programming disadvantages</text:h>
      <text:list xml:id="list1084283267" text:style-name="L5">
        <text:list-item>
          <text:p text:style-name="P18"><text:span text:style-name="T2">Some specialists say that Extreme Programming is focused on the code rather than on design. That may be a problem because good design is extremely important for software applications. It helps sell them in the software market. Additionally, in XP projects the defect </text:span><text:soft-page-break/><text:span text:style-name="T2">documentation is not always good. Lack of defect documentation may lead to the occurrence of similar bugs in the future.</text:span> </text:p>
        </text:list-item>
        <text:list-item>
          <text:p text:style-name="P18"><text:span text:style-name="T2">One more disadvantage of XP is that this methodology does not measure code quality assurance. It may cause defects in the initial code.</text:span> </text:p>
        </text:list-item>
        <text:list-item>
          <text:p text:style-name="P10"><text:span text:style-name="T2">XP is not the best option if programmers are separated geographically.</text:span> </text:p>
        </text:list-item>
      </text:list>
      <text:p text:style-name="P8">Have we forgotten anything? What do you think? If you are able to add some pros or cons of Extreme Programming, feel free to add them in comments.</text:p>
      <text:list xml:id="list112353319362714" text:continue-list="list1055435299" text:style-name="L2">
        <text:list-item>
          <text:p text:style-name="P22">the project development</text:p>
        </text:list-item>
        <text:list-item>
          <text:p text:style-name="P15">Project quality manager is hard to implement and quantify unless the test team are able to conduct regression testing after each sprint.</text:p>
        </text:list-item>
      </text:list>
      <text:p text:style-name="P6">FDD key features:</text:p>
      <text:p text:style-name="P6"><text:span text:style-name="Strong_20_Emphasis"/></text:p>
      <text:list xml:id="list2038935034" text:style-name="L6">
        <text:list-item>
          <text:p text:style-name="P19"><text:span text:style-name="Strong_20_Emphasis">Developing by feature</text:span></text:p>
        </text:list-item>
        <text:list-item>
          <text:p text:style-name="P19"><text:span text:style-name="Strong_20_Emphasis">Individual class (code) ownership</text:span></text:p>
        </text:list-item>
        <text:list-item>
          <text:p text:style-name="P19"><text:span text:style-name="Strong_20_Emphasis">Feature teams</text:span></text:p>
        </text:list-item>
        <text:list-item>
          <text:p text:style-name="P19"><text:span text:style-name="Strong_20_Emphasis">Inspections</text:span></text:p>
        </text:list-item>
        <text:list-item>
          <text:p text:style-name="P19"><text:span text:style-name="Strong_20_Emphasis">Configuration managemen</text:span><text:span text:style-name="Strong_20_Emphasis"><text:span text:style-name="T4">t</text:span></text:span></text:p>
        </text:list-item>
        <text:list-item>
          <text:p text:style-name="P19"><text:span text:style-name="Strong_20_Emphasis">Regular build schedule</text:span></text:p>
        </text:list-item>
        <text:list-item>
          <text:p text:style-name="P11"><text:span text:style-name="Strong_20_Emphasis">Progress reports</text:span></text:p>
        </text:list-item>
      </text:list>
      <text:h text:style-name="P2" text:outline-level="3">Advantages of feature-driven development</text:h>
      <text:list xml:id="list4137664023" text:style-name="L7">
        <text:list-item>
          <text:p text:style-name="P23">Gives the team a very good understanding of the project’s scope and context. </text:p>
        </text:list-item>
        <text:list-item>
          <text:p text:style-name="P23">Requires fewer meetings. One of the frequent complaints about agile is that there are too many meetings. Scrum uses the daily meetings to communicate. FDD uses documentation to communicate. </text:p>
        </text:list-item>
        <text:list-item>
          <text:p text:style-name="P23">Uses a user-centric approach. With scrum, the product manager is usually considered the end user. With FDD, the client is the end user. </text:p>
        </text:list-item>
        <text:list-item>
          <text:p text:style-name="P23">Works well with large-scale, long-term, or ongoing projects. This methodology is very scalable and can grow as your company and the project grows. The five, well-defined steps make it easier for new team members or new hires to come up to speed on the project very quickly. </text:p>
        </text:list-item>
        <text:list-item>
          <text:p text:style-name="P25">Breaks feature sets into smaller chunks and regular iterative releases, which makes it easier to track and fix coding errors, reduces risk, and allows you to make a quick turnaround to meet your client’s needs. </text:p>
        </text:list-item>
      </text:list>
      <text:h text:style-name="P3" text:outline-level="3">Disadvantages of feature-driven development</text:h>
      <text:list xml:id="list4239683001" text:style-name="L8">
        <text:list-item>
          <text:p text:style-name="P24">FDD is not ideal on smaller projects and does not work for projects where there is only one developer because it is hard for one or very few people to take on the various roles without help. </text:p>
        </text:list-item>
        <text:list-item>
          <text:p text:style-name="P24">Places a high dependency on a chief programmer who needs to be able to act as a coordinator, lead designer, and mentor to new team members. </text:p>
        </text:list-item>
        <text:list-item>
          <text:p text:style-name="P24">Provides no written documentation to the client, although there is a lot of documented communication among team members during the project development cycles. Therefore, the client is not able to get a proof for their own software. </text:p>
        </text:list-item>
        <text:list-item>
          <text:p text:style-name="P24"><text:soft-page-break/>Emphasizes individual code ownership instead of a shared team ownership. </text:p>
        </text:list-item>
        <text:list-item>
          <text:p text:style-name="P26">May not work well with older systems because there is already a system in place and no overall model to define it. You may need to start over and work from the ground up.  </text:p>
        </text:list-item>
      </text:list>
      <text:p text:style-name="P6"/>
      <text:p text:style-name="P4"/>
      <text:p text:style-name="P4">When to implement each over the others:</text:p>
      <text:p text:style-name="P4"/>
      <text:p text:style-name="P7">The opportunity exists to combine agile with other methodologies such as waterfall to create a hybrid solution. Companies sometimes use waterfall to handle one or more phases — such as planning — where these do not require rapid or repetitive steps. Planning in particular requires a more comprehensive, methodical, often slower approach to defining, analyzing and documenting aspects of a project. This makes waterfall a better approach. Once a project enters the development phase, rapid and repetitive changes require a different approach and this is where agile kicks in to deliver the best results in the shortest amount of time.</text:p>
      <text:p text:style-name="Text_20_body">This hybrid approach aids in making agile even more adaptable within various industries or to suit the more unique nature of a project, product, or service.  Again, due diligence is required to determine the suitability and capacity of the different methods and processes available.</text:p>
      <text:p text:style-name="Text_20_body"/>
      <text:p text:style-name="P12"/>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10:25:42.437776988</meta:creation-date>
    <dc:date>2020-09-21T11:23:52.739325775</dc:date>
    <meta:editing-duration>PT2M46S</meta:editing-duration>
    <meta:editing-cycles>1</meta:editing-cycles>
    <meta:document-statistic meta:table-count="0" meta:image-count="0" meta:object-count="0" meta:page-count="4" meta:paragraph-count="72" meta:word-count="1294" meta:character-count="7851" meta:non-whitespace-character-count="6648"/>
    <meta:generator>LibreOffice/6.4.5.2$Linux_X86_64 LibreOffice_project/40$Build-2</meta:generator>
  </office:meta>
</office:document-meta>
</file>